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OpenSymbol" svg:font-family="OpenSymbo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181in" style:rel-column-width="33293*"/>
    </style:style>
    <style:style style:name="Table1.B" style:family="table-column">
      <style:table-column-properties style:column-width="3.4069in" style:rel-column-width="322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2" fo:font-size="12pt" style:font-name-asian="Consolas" style:font-size-asian="12pt" style:font-name-complex="Consolas" style:font-size-complex="12pt"/>
    </style:style>
    <style:style style:name="P8" style:family="paragraph" style:parent-style-name="Standard">
      <style:paragraph-properties style:text-autospace="none"/>
      <style:text-properties style:font-name="Consolas2" fo:font-size="12pt" style:font-name-asian="Consolas" style:font-size-asian="12pt" style:font-name-complex="Consolas" style:font-size-complex="12pt"/>
    </style:style>
    <style:style style:name="P9" style:family="paragraph" style:parent-style-name="Standard">
      <style:paragraph-properties style:text-autospace="none"/>
      <style:text-properties style:font-name="Consolas2" fo:font-size="12pt" style:font-name-asian="Consolas1" style:font-size-asian="12pt" style:font-name-complex="Consolas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nsolas2"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dd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: Beautiful Strings</text:p>
      <text:p text:style-name="P2">Program file: beautiful.{c, cpp, java}</text:p>
      <text:p text:style-name="P2">Input file: beautiful.in </text:p>
      <text:p text:style-name="P2"/>
      <text:p text:style-name="P2"/>
      <text:p text:style-name="P3">This problem involves manipulating strings. First, some terms: </text:p>
      <text:list xml:id="list35375342" text:style-name="L1">
        <text:list-item>
          <text:p text:style-name="P5"><text:span text:style-name="T1">Given strings S1 and S2, we say that S2 can be </text:span><text:span text:style-name="T2">derived from</text:span><text:span text:style-name="T3"> S1 if and only if we can start with S1 and remove selected characters until S2 results. We cannot rearrange or alter characters in S1, only remove them. </text:span></text:p>
        </text:list-item>
        <text:list-item>
          <text:p text:style-name="P5"><text:span text:style-name="T3">A string is </text:span><text:span text:style-name="T2">unique</text:span><text:span text:style-name="T3"> if and only if each character in it appears only once in that string. </text:span></text:p>
        </text:list-item>
        <text:list-item>
          <text:p text:style-name="P5"><text:span text:style-name="T3">Given strings S1 and S2, we say that S1 is more </text:span><text:span text:style-name="T2">beautiful</text:span><text:span text:style-name="T3"> than S2 if and only if S1 is longer, or (if they're the same length) S1 is lexicographically later than S2. (“Lexicographically later” means appearing later in a case-sensitive dictionary-order sort.) </text:span></text:p>
        </text:list-item>
      </text:list>
      <text:p text:style-name="P6"/>
      <text:p text:style-name="P6">Your task is to write a program to answer the following question: Given a string S, what is the most beautiful unique string that can be derived from it? </text:p>
      <text:p text:style-name="P6"/>
      <text:p text:style-name="P6">Your input file begins with an integer N, specifying the number of strings in the input file. This is followed by N strings. Each string is at least 3 characters long, no more than 100,000 characters long, and made up entirely of printable non-whitespace ASCII characters (no embedded spaces, tabs, or newlines, but digits or punctuation may be present). Do not assume each string is on a line by itself. </text:p>
      <text:p text:style-name="P6"/>
      <text:p text:style-name="P6">Output for each case is the most beautiful unique string that can be derived for that case, on a line by itself. 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ample Input</text:p>
          </table:table-cell>
          <table:table-cell table:style-name="Table1.B1" office:value-type="string">
            <text:p text:style-name="P4">Sample Output</text:p>
          </table:table-cell>
        </table:table-row>
        <table:table-row>
          <table:table-cell table:style-name="Table1.A2" office:value-type="string">
            <text:p text:style-name="P7"><text:span text:style-name="T4">5</text:span> </text:p>
            <text:p text:style-name="P8">abCDef </text:p>
            <text:p text:style-name="P8">ffaabbccddeeffgg9032:</text:p>
            <text:p text:style-name="P8">ffaabbccd:"';deeffgg9032:</text:p>
            <text:p text:style-name="P9">Ca1aoip231adjlk</text:p>
            <text:p text:style-name="P8">IHaveADogHisNameIsFido</text:p>
            <text:p text:style-name="P10"/>
          </table:table-cell>
          <table:table-cell table:style-name="Table1.B2" office:value-type="string">
            <text:p text:style-name="P7">abCDef</text:p>
            <text:p text:style-name="P8">fabcdeg9032:</text:p>
            <text:p text:style-name="P8">fabcd:"';eg9032</text:p>
            <text:p text:style-name="P9">Caoip231djlk</text:p>
            <text:p text:style-name="P8">IHaveADogisNmFd</text:p>
            <text:p text:style-name="P10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"/>
    <style:font-face style:name="Mangal1" svg:font-family="Mangal"/>
    <style:font-face style:name="OpenSymbol" svg:font-family="OpenSymbol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Hare</meta:initial-creator>
    <meta:creation-date>2012-08-05T11:20:53.81</meta:creation-date>
    <dc:date>2013-01-05T15:22:57.34</dc:date>
    <meta:editing-duration>PT24M54S</meta:editing-duration>
    <meta:editing-cycles>2</meta:editing-cycles>
    <meta:generator>LibreOffice/3.6$Windows_x86 LibreOffice_project/e29a214-2bbed72-0621de6-a97528c-8f066d</meta:generator>
    <meta:document-statistic meta:table-count="1" meta:image-count="0" meta:object-count="0" meta:page-count="1" meta:paragraph-count="23" meta:word-count="260" meta:character-count="1565" meta:non-whitespace-character-count="1321"/>
  </office:meta>
</office:document-meta>
</file>